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officeooo:rsid="0000c782" officeooo:paragraph-rsid="0000c782"/>
    </style:style>
    <style:style style:name="P2" style:family="paragraph" style:parent-style-name="Standard">
      <style:paragraph-properties fo:text-align="start" style:justify-single-word="false"/>
      <style:text-properties officeooo:rsid="0000c782" officeooo:paragraph-rsid="0000c78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ma de Geografia</text:p>
      <text:p text:style-name="P1"/>
      <text:p text:style-name="P2">1) aodiklhadljakdhfkjah fgiaf kajwgh fg wajeh gfjkwaegf jheegf hjwe gfjwe gfkjeghfkjw ghefkjewheg jkwhgf kjag fkjwhehgf hjwag fjweh gfkjwehgf hjwekfg jhwakfeg hjwk kfeggh fawg wgw g ggh wg g waefg fewg f weghkjfewghkfwae ghgh g hfe wg fweg hfewg hwfe ghkwe ghfwg f wghfwg eg wfegh wefg fwegh jwggeh fgjg jew gewg hewfgh efwgj <text:s/>wefg jwfgjwjfe gjf ewgjwe fgj gjefgw jfagj wefg heg hwfghwaefl gjahwe fwkjeh gf</text:p>
      <text:p text:style-name="P2">2) jdsbfaksjbc wjaefg wajkefhc awkhefv awjkefh bawjefhb wajkefb hwjefb hjwefb jhkwehfb jhwefb jhwehefb jhehfbakjweefbf odsjkdc weajh wefbw efjwehb ekwfehb awjkeffbh jwkefhb jhkewefhb wajkeehfb wjhkehfb jkawef hjhwhebef jkwaehb ajkwebfh kjwehfb kjebefwkehaf wjhefb akjwebhf jwkefhb jwhkehfb jkwehfb jhwehef bhj wefahwefbh jfk wjhehhfb kawjehf wefb wjehb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t" fo:country="B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0T21:21:56.943597612</meta:creation-date>
    <dc:date>2021-06-20T21:23:24.635591674</dc:date>
    <meta:editing-duration>PT1M32S</meta:editing-duration>
    <meta:editing-cycles>1</meta:editing-cycles>
    <meta:document-statistic meta:table-count="0" meta:image-count="0" meta:object-count="0" meta:page-count="1" meta:paragraph-count="3" meta:word-count="112" meta:character-count="776" meta:non-whitespace-character-count="665"/>
    <meta:generator>LibreOffice/7.1.3.2$Linux_X86_64 LibreOffice_project/10$Build-2</meta:generator>
  </office:meta>
</office:document-meta>
</file>